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0.852cm"/>
    </style:style>
    <style:style style:name="co7" style:family="table-column">
      <style:table-column-properties fo:break-before="auto" style:column-width="0.82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/>
    </style:style>
    <style:style style:name="ce3" style:family="table-cell" style:parent-style-name="Default">
      <style:table-cell-properties fo:background-color="#ffd8ce" style:text-align-source="fix" style:repeat-content="false" style:vertical-align="middle"/>
      <style:paragraph-properties fo:text-align="start" fo:margin-left="0cm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Liberation Sans" fo:font-size="10.5pt" style:font-size-asian="10.5pt" style:font-size-complex="10.5pt"/>
    </style:style>
    <style:style style:name="ce5" style:family="table-cell" style:parent-style-name="Default">
      <style:table-cell-properties fo:border="none"/>
      <style:text-properties style:font-name="Liberation Sans" fo:font-size="10.5pt" style:font-size-asian="10.5pt" style:font-size-complex="10.5pt"/>
    </style:style>
    <style:style style:name="ce6" style:family="table-cell" style:parent-style-name="Default">
      <style:table-cell-properties fo:border-bottom="none" fo:border-left="none" fo:border-right="none" fo:border-top="0.74pt solid #808080"/>
      <style:text-properties style:font-name="Liberation Sans" fo:font-size="10.5pt" style:font-size-asian="10.5pt" style:font-size-complex="10.5pt"/>
    </style:style>
    <style:style style:name="ce7" style:family="table-cell" style:parent-style-name="Default">
      <style:table-cell-properties fo:background-color="#81d41a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ans"/>
    </style:style>
    <style:style style:name="ce9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ext-properties style:font-name="Liberation Sans" fo:font-size="10.5pt" style:font-size-asian="10.5pt" style:font-size-complex="10.5pt"/>
      <style:map style:condition="cell-content()=&quot;OK&quot;" style:apply-style-name="Good" style:base-cell-address="result_best_filters_0Xsec.C3"/>
    </style:style>
    <style:style style:name="ce11" style:family="table-cell" style:parent-style-name="Default">
      <style:table-cell-properties fo:border="none"/>
      <style:text-properties style:font-name="Liberation Sans" fo:font-size="10.5pt" style:font-size-asian="10.5pt" style:font-size-complex="10.5pt"/>
      <style:map style:condition="cell-content()=&quot;OK&quot;" style:apply-style-name="Good" style:base-cell-address="result_best_filters_0Xsec.C3"/>
    </style:style>
    <style:style style:name="ce12" style:family="table-cell" style:parent-style-name="Default">
      <style:table-cell-properties fo:border-bottom="none" fo:border-left="none" fo:border-right="none" fo:border-top="0.74pt solid #808080"/>
      <style:text-properties style:font-name="Liberation Sans" fo:font-size="10.5pt" style:font-size-asian="10.5pt" style:font-size-complex="10.5pt"/>
      <style:map style:condition="cell-content()=&quot;OK&quot;" style:apply-style-name="Good" style:base-cell-address="result_best_filters_0Xsec.C3"/>
    </style:style>
    <style:style style:name="ce13" style:family="table-cell" style:parent-style-name="Default">
      <style:text-properties style:font-name="Liberation Sans" fo:font-size="10.5pt" style:font-size-asian="10.5pt" style:font-size-complex="10.5pt"/>
      <style:map style:condition="cell-content()=&quot;&quot;" style:apply-style-name="Bad" style:base-cell-address="result_best_filters_0Xsec.C3"/>
    </style:style>
    <style:style style:name="ce14" style:family="table-cell" style:parent-style-name="Default" style:data-style-name="N119">
      <style:table-cell-properties style:text-align-source="fix" style:repeat-content="false" style:vertical-align="middle"/>
      <style:paragraph-properties fo:text-align="end" fo:margin-left="0cm"/>
      <style:text-properties style:font-name="Liberation Sans" fo:font-size="10.5pt" style:font-size-asian="10.5pt" style:font-size-complex="10.5pt"/>
      <style:map style:condition="cell-content()=&quot;OK&quot;" style:apply-style-name="Good" style:base-cell-address="result_best_filters_0Xsec.C3"/>
    </style:style>
    <style:style style:name="ce15" style:family="table-cell" style:parent-style-name="Default" style:data-style-name="N119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.5pt" style:font-size-asian="10.5pt" style:font-size-complex="10.5pt"/>
      <style:map style:condition="cell-content()=&quot;OK&quot;" style:apply-style-name="Good" style:base-cell-address="result_best_filters_0Xsec.C3"/>
    </style:style>
    <style:style style:name="ce16" style:family="table-cell" style:parent-style-name="Default" style:data-style-name="N119">
      <style:table-cell-properties fo:border-bottom="none" style:text-align-source="fix" style:repeat-content="false" fo:border-left="none" fo:border-right="none" fo:border-top="0.74pt solid #808080" style:vertical-align="middle"/>
      <style:paragraph-properties fo:text-align="end" fo:margin-left="0cm"/>
      <style:text-properties style:font-name="Liberation Sans" fo:font-size="10.5pt" style:font-size-asian="10.5pt" style:font-size-complex="10.5pt"/>
      <style:map style:condition="cell-content()=&quot;OK&quot;" style:apply-style-name="Good" style:base-cell-address="result_best_filters_0Xsec.C3"/>
    </style:style>
    <style:style style:name="ce17" style:family="table-cell" style:parent-style-name="Default">
      <style:table-cell-properties fo:background-color="#dee7e5" style:text-align-source="fix" style:repeat-content="false" style:vertical-align="middle"/>
      <style:paragraph-properties fo:text-align="center" fo:margin-left="0cm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19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.5pt" style:font-size-asian="10.5pt" style:font-size-complex="10.5pt"/>
      <style:map style:condition="cell-content()=&quot;OK&quot;" style:apply-style-name="Good" style:base-cell-address="result_best_filters_0Xsec.C3"/>
    </style:style>
    <style:style style:name="ce20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cm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1" style:family="table-cell" style:parent-style-name="Default" style:data-style-name="N119">
      <style:table-cell-properties style:text-align-source="fix" style:repeat-content="false" style:vertical-align="middle"/>
      <style:paragraph-properties fo:text-align="end" fo:margin-left="0cm"/>
      <style:text-properties style:font-name="Liberation Sans" fo:font-size="10.5pt" style:font-size-asian="10.5pt" style:font-size-complex="10.5pt"/>
      <style:map style:condition="cell-content()=&quot;OK&quot;" style:apply-style-name="Good" style:base-cell-address="result_best_filters_0Xsec.C3"/>
    </style:style>
    <style:style style:name="ce22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.5pt" style:font-size-asian="10.5pt" style:font-size-complex="10.5pt"/>
      <style:map style:condition="cell-content()=&quot;OK&quot;" style:apply-style-name="Good" style:base-cell-address="result_best_filters_0Xsec.C3"/>
    </style:style>
    <style:style style:name="ce23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cm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  <style:map style:condition="cell-content()=&quot;OK&quot;" style:apply-style-name="Good" style:base-cell-address="result_best_filters_0Xsec.C3"/>
    </style:style>
    <style:style style:name="ce25" style:family="table-cell" style:parent-style-name="Default" style:data-style-name="N99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result_best_filters_0Xse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8"/>
        <table:table-column table:style-name="co5" table:default-cell-style-name="ce18"/>
        <table:table-column table:style-name="co5" table:default-cell-style-name="ce1"/>
        <table:table-column table:style-name="co6" table:default-cell-style-name="ce18"/>
        <table:table-column table:style-name="co5" table:default-cell-style-name="ce18"/>
        <table:table-column table:style-name="co5" table:default-cell-style-name="ce1"/>
        <table:table-column table:style-name="co7" table:default-cell-style-name="ce18"/>
        <table:table-column table:style-name="co8" table:number-columns-repeated="16371" table:default-cell-style-name="ce1"/>
        <table:table-row table:style-name="ro1">
          <table:table-cell/>
          <table:table-cell table:style-name="ce2"/>
          <table:table-cell table:style-name="ce8" table:number-columns-repeated="4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16372"/>
        </table:table-row>
        <table:table-row table:style-name="ro2">
          <table:table-cell/>
          <table:table-cell table:style-name="ce3" office:value-type="string" calcext:value-type="string">
            <text:p>RESULT TYPE</text:p>
          </table:table-cell>
          <table:table-cell table:style-name="ce9" office:value-type="string" calcext:value-type="string">
            <text:p>STD</text:p>
          </table:table-cell>
          <table:table-cell table:style-name="ce9" office:value-type="string" calcext:value-type="string">
            <text:p>U-0,L-0</text:p>
          </table:table-cell>
          <table:table-cell/>
          <table:table-cell table:style-name="ce17" office:value-type="string" calcext:value-type="string" table:number-columns-spanned="2" table:number-rows-spanned="1">
            <text:p>U-0,L-10</text:p>
          </table:table-cell>
          <table:covered-table-cell table:style-name="ce17"/>
          <table:table-cell table:style-name="ce1"/>
          <table:table-cell table:style-name="ce20" office:value-type="string" calcext:value-type="string" table:number-columns-spanned="2" table:number-rows-spanned="1">
            <text:p>U-10,L-0</text:p>
          </table:table-cell>
          <table:covered-table-cell table:style-name="ce20"/>
          <table:table-cell table:style-name="ce1"/>
          <table:table-cell table:style-name="ce23" office:value-type="string" calcext:value-type="string" table:number-columns-spanned="2" table:number-rows-spanned="1">
            <text:p>U-10,L-10</text:p>
          </table:table-cell>
          <table:covered-table-cell table:style-name="ce23"/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conc feat all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.26978417266187" calcext:value-type="float">
            <text:p>0.2698</text:p>
          </table:table-cell>
          <table:table-cell/>
          <table:table-cell table:style-name="ce14" office:value-type="float" office:value="0.26978417266187" calcext:value-type="float">
            <text:p>0.2698</text:p>
          </table:table-cell>
          <table:table-cell table:style-name="ce19" table:formula="of:=IF([.F3]&lt;[.D3];&quot;OK&quot;; IF([.F3]=[.D3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267985611510791" calcext:value-type="float">
            <text:p>0.2680</text:p>
          </table:table-cell>
          <table:table-cell table:style-name="ce22" table:formula="of:=IF([.I3]&lt;[.D3];&quot;OK&quot;; IF([.I3]=[.D3]; &quot;=&quot;; &quot;&quot;))" office:value-type="string" office:string-value="OK" calcext:value-type="string">
            <text:p>OK</text:p>
          </table:table-cell>
          <table:table-cell table:style-name="ce1"/>
          <table:table-cell table:style-name="ce14" office:value-type="float" office:value="0.267985611510791" calcext:value-type="float">
            <text:p>0.2680</text:p>
          </table:table-cell>
          <table:table-cell table:style-name="ce24" table:formula="of:=IF([.L3]&lt;[.D3];&quot;OK&quot;; IF([.L3]=[.D3]; &quot;=&quot;; &quot;&quot;))" office:value-type="string" office:string-value="OK" calcext:value-type="string">
            <text:p>OK</text:p>
          </table:table-cell>
          <table:table-cell table:style-name="ce25"/>
          <table:table-cell table:number-columns-repeated="16370"/>
        </table:table-row>
        <table:table-row table:style-name="ro1">
          <table:table-cell/>
          <table:table-cell table:style-name="ce4" office:value-type="string" calcext:value-type="string">
            <text:p>conc feat spectral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.26978417266187" calcext:value-type="float">
            <text:p>0.2698</text:p>
          </table:table-cell>
          <table:table-cell/>
          <table:table-cell table:style-name="ce14" office:value-type="float" office:value="0.26978417266187" calcext:value-type="float">
            <text:p>0.2698</text:p>
          </table:table-cell>
          <table:table-cell table:style-name="ce19" table:formula="of:=IF([.F4]&lt;[.D4];&quot;OK&quot;; IF([.F4]=[.D4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267985611510791" calcext:value-type="float">
            <text:p>0.2680</text:p>
          </table:table-cell>
          <table:table-cell table:style-name="ce22" table:formula="of:=IF([.I4]&lt;[.D4];&quot;OK&quot;; IF([.I4]=[.D4]; &quot;=&quot;; &quot;&quot;))" office:value-type="string" office:string-value="OK" calcext:value-type="string">
            <text:p>OK</text:p>
          </table:table-cell>
          <table:table-cell table:style-name="ce1"/>
          <table:table-cell table:style-name="ce14" office:value-type="float" office:value="0.267985611510791" calcext:value-type="float">
            <text:p>0.2680</text:p>
          </table:table-cell>
          <table:table-cell table:style-name="ce24" table:formula="of:=IF([.L4]&lt;[.D4];&quot;OK&quot;; IF([.L4]=[.D4]; &quot;=&quot;; &quot;&quot;))" office:value-type="string" office:string-value="OK" calcext:value-type="string">
            <text:p>OK</text:p>
          </table:table-cell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conc feat tonaless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.296762589928058" calcext:value-type="float">
            <text:p>0.2968</text:p>
          </table:table-cell>
          <table:table-cell/>
          <table:table-cell table:style-name="ce14" office:value-type="float" office:value="0.607913669064748" calcext:value-type="float">
            <text:p>0.6079</text:p>
          </table:table-cell>
          <table:table-cell table:style-name="ce19" table:formula="of:=IF([.F5]&lt;[.D5];&quot;OK&quot;; IF([.F5]=[.D5]; &quot;=&quot;; &quot;&quot;))">
            <text:p/>
          </table:table-cell>
          <table:table-cell table:style-name="ce1"/>
          <table:table-cell table:style-name="ce21" office:value-type="float" office:value="0.609712230215827" calcext:value-type="float">
            <text:p>0.6097</text:p>
          </table:table-cell>
          <table:table-cell table:style-name="ce22" table:formula="of:=IF([.I5]&lt;[.D5];&quot;OK&quot;; IF([.I5]=[.D5]; &quot;=&quot;; &quot;&quot;))">
            <text:p/>
          </table:table-cell>
          <table:table-cell table:style-name="ce1"/>
          <table:table-cell table:style-name="ce14" office:value-type="float" office:value="0.607913669064748" calcext:value-type="float">
            <text:p>0.6079</text:p>
          </table:table-cell>
          <table:table-cell table:style-name="ce24" table:formula="of:=IF([.L5]&lt;[.D5];&quot;OK&quot;; IF([.L5]=[.D5]; &quot;=&quot;; &quot;&quot;))">
            <text:p/>
          </table:table-cell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conc feat time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.237410071942446" calcext:value-type="float">
            <text:p>0.2374</text:p>
          </table:table-cell>
          <table:table-cell/>
          <table:table-cell table:style-name="ce14" office:value-type="float" office:value="0.237410071942446" calcext:value-type="float">
            <text:p>0.2374</text:p>
          </table:table-cell>
          <table:table-cell table:style-name="ce19" table:formula="of:=IF([.F6]&lt;[.D6];&quot;OK&quot;; IF([.F6]=[.D6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237410071942446" calcext:value-type="float">
            <text:p>0.2374</text:p>
          </table:table-cell>
          <table:table-cell table:style-name="ce22" table:formula="of:=IF([.I6]&lt;[.D6];&quot;OK&quot;; IF([.I6]=[.D6]; &quot;=&quot;; &quot;&quot;))" office:value-type="string" office:string-value="=" calcext:value-type="string">
            <text:p>=</text:p>
          </table:table-cell>
          <table:table-cell table:style-name="ce1"/>
          <table:table-cell table:style-name="ce14" office:value-type="float" office:value="0.237410071942446" calcext:value-type="float">
            <text:p>0.2374</text:p>
          </table:table-cell>
          <table:table-cell table:style-name="ce24" table:formula="of:=IF([.L6]&lt;[.D6];&quot;OK&quot;; IF([.L6]=[.D6]; &quot;=&quot;; &quot;&quot;))" office:value-type="string" office:string-value="=" calcext:value-type="string">
            <text:p>=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onc avg feat all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.237410071942446" calcext:value-type="float">
            <text:p>0.2374</text:p>
          </table:table-cell>
          <table:table-cell/>
          <table:table-cell table:style-name="ce14" office:value-type="float" office:value="0.239208633093525" calcext:value-type="float">
            <text:p>0.2392</text:p>
          </table:table-cell>
          <table:table-cell table:style-name="ce19" table:formula="of:=IF([.F7]&lt;[.D7];&quot;OK&quot;; IF([.F7]=[.D7]; &quot;=&quot;; &quot;&quot;))">
            <text:p/>
          </table:table-cell>
          <table:table-cell table:style-name="ce1"/>
          <table:table-cell table:style-name="ce21" office:value-type="float" office:value="0.241007194244604" calcext:value-type="float">
            <text:p>0.2410</text:p>
          </table:table-cell>
          <table:table-cell table:style-name="ce22" table:formula="of:=IF([.I7]&lt;[.D7];&quot;OK&quot;; IF([.I7]=[.D7]; &quot;=&quot;; &quot;&quot;))">
            <text:p/>
          </table:table-cell>
          <table:table-cell table:style-name="ce1"/>
          <table:table-cell table:style-name="ce14" office:value-type="float" office:value="0.241007194244604" calcext:value-type="float">
            <text:p>0.2410</text:p>
          </table:table-cell>
          <table:table-cell table:style-name="ce24" table:formula="of:=IF([.L7]&lt;[.D7];&quot;OK&quot;; IF([.L7]=[.D7]; &quot;=&quot;; &quot;&quot;))">
            <text:p/>
          </table:table-cell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conc avg feat spectral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.237410071942446" calcext:value-type="float">
            <text:p>0.2374</text:p>
          </table:table-cell>
          <table:table-cell/>
          <table:table-cell table:style-name="ce14" office:value-type="float" office:value="0.239208633093525" calcext:value-type="float">
            <text:p>0.2392</text:p>
          </table:table-cell>
          <table:table-cell table:style-name="ce19" table:formula="of:=IF([.F8]&lt;[.D8];&quot;OK&quot;; IF([.F8]=[.D8]; &quot;=&quot;; &quot;&quot;))">
            <text:p/>
          </table:table-cell>
          <table:table-cell table:style-name="ce1"/>
          <table:table-cell table:style-name="ce21" office:value-type="float" office:value="0.241007194244604" calcext:value-type="float">
            <text:p>0.2410</text:p>
          </table:table-cell>
          <table:table-cell table:style-name="ce22" table:formula="of:=IF([.I8]&lt;[.D8];&quot;OK&quot;; IF([.I8]=[.D8]; &quot;=&quot;; &quot;&quot;))">
            <text:p/>
          </table:table-cell>
          <table:table-cell table:style-name="ce1"/>
          <table:table-cell table:style-name="ce14" office:value-type="float" office:value="0.241007194244604" calcext:value-type="float">
            <text:p>0.2410</text:p>
          </table:table-cell>
          <table:table-cell table:style-name="ce24" table:formula="of:=IF([.L8]&lt;[.D8];&quot;OK&quot;; IF([.L8]=[.D8]; &quot;=&quot;; &quot;&quot;))">
            <text:p/>
          </table:table-cell>
          <table:table-cell table:number-columns-repeated="6"/>
          <table:table-cell table:style-name="ce25"/>
          <table:table-cell table:number-columns-repeated="16364"/>
        </table:table-row>
        <table:table-row table:style-name="ro1">
          <table:table-cell/>
          <table:table-cell table:style-name="ce4" office:value-type="string" calcext:value-type="string">
            <text:p>conc avg feat tonaless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.316546762589928" calcext:value-type="float">
            <text:p>0.3165</text:p>
          </table:table-cell>
          <table:table-cell/>
          <table:table-cell table:style-name="ce14" office:value-type="float" office:value="0.51978417266187" calcext:value-type="float">
            <text:p>0.5198</text:p>
          </table:table-cell>
          <table:table-cell table:style-name="ce19" table:formula="of:=IF([.F9]&lt;[.D9];&quot;OK&quot;; IF([.F9]=[.D9]; &quot;=&quot;; &quot;&quot;))">
            <text:p/>
          </table:table-cell>
          <table:table-cell table:style-name="ce1"/>
          <table:table-cell table:style-name="ce21" office:value-type="float" office:value="0.516187050359712" calcext:value-type="float">
            <text:p>0.5162</text:p>
          </table:table-cell>
          <table:table-cell table:style-name="ce22" table:formula="of:=IF([.I9]&lt;[.D9];&quot;OK&quot;; IF([.I9]=[.D9]; &quot;=&quot;; &quot;&quot;))">
            <text:p/>
          </table:table-cell>
          <table:table-cell table:style-name="ce1"/>
          <table:table-cell table:style-name="ce14" office:value-type="float" office:value="0.51978417266187" calcext:value-type="float">
            <text:p>0.5198</text:p>
          </table:table-cell>
          <table:table-cell table:style-name="ce24" table:formula="of:=IF([.L9]&lt;[.D9];&quot;OK&quot;; IF([.L9]=[.D9]; &quot;=&quot;; &quot;&quot;))">
            <text:p/>
          </table:table-cell>
          <table:table-cell table:number-columns-repeated="6"/>
          <table:table-cell table:style-name="ce25"/>
          <table:table-cell table:number-columns-repeated="16364"/>
        </table:table-row>
        <table:table-row table:style-name="ro1">
          <table:table-cell/>
          <table:table-cell table:style-name="ce4" office:value-type="string" calcext:value-type="string">
            <text:p>conc avg feat time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.212230215827338" calcext:value-type="float">
            <text:p>0.2122</text:p>
          </table:table-cell>
          <table:table-cell/>
          <table:table-cell table:style-name="ce14" office:value-type="float" office:value="0.212230215827338" calcext:value-type="float">
            <text:p>0.2122</text:p>
          </table:table-cell>
          <table:table-cell table:style-name="ce19" table:formula="of:=IF([.F10]&lt;[.D10];&quot;OK&quot;; IF([.F10]=[.D10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212230215827338" calcext:value-type="float">
            <text:p>0.2122</text:p>
          </table:table-cell>
          <table:table-cell table:style-name="ce22" table:formula="of:=IF([.I10]&lt;[.D10];&quot;OK&quot;; IF([.I10]=[.D10]; &quot;=&quot;; &quot;&quot;))" office:value-type="string" office:string-value="=" calcext:value-type="string">
            <text:p>=</text:p>
          </table:table-cell>
          <table:table-cell table:style-name="ce1"/>
          <table:table-cell table:style-name="ce14" office:value-type="float" office:value="0.212230215827338" calcext:value-type="float">
            <text:p>0.2122</text:p>
          </table:table-cell>
          <table:table-cell table:style-name="ce24" table:formula="of:=IF([.L10]&lt;[.D10];&quot;OK&quot;; IF([.L10]=[.D10]; &quot;=&quot;; &quot;&quot;))" office:value-type="string" office:string-value="=" calcext:value-type="string">
            <text:p>=</text:p>
          </table:table-cell>
          <table:table-cell table:number-columns-repeated="6"/>
          <table:table-cell table:style-name="ce25"/>
          <table:table-cell table:number-columns-repeated="16364"/>
        </table:table-row>
        <table:table-row table:style-name="ro1">
          <table:table-cell/>
          <table:table-cell table:style-name="ce4" office:value-type="string" calcext:value-type="string">
            <text:p>feat SpectralCentroid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.356115107913669" calcext:value-type="float">
            <text:p>0.3561</text:p>
          </table:table-cell>
          <table:table-cell/>
          <table:table-cell table:style-name="ce14" office:value-type="float" office:value="0.359712230215827" calcext:value-type="float">
            <text:p>0.3597</text:p>
          </table:table-cell>
          <table:table-cell table:style-name="ce19" table:formula="of:=IF([.F11]&lt;[.D11];&quot;OK&quot;; IF([.F11]=[.D11]; &quot;=&quot;; &quot;&quot;))">
            <text:p/>
          </table:table-cell>
          <table:table-cell table:style-name="ce1"/>
          <table:table-cell table:style-name="ce21" office:value-type="float" office:value="0.356115107913669" calcext:value-type="float">
            <text:p>0.3561</text:p>
          </table:table-cell>
          <table:table-cell table:style-name="ce22" table:formula="of:=IF([.I11]&lt;[.D11];&quot;OK&quot;; IF([.I11]=[.D11]; &quot;=&quot;; &quot;&quot;))" office:value-type="string" office:string-value="=" calcext:value-type="string">
            <text:p>=</text:p>
          </table:table-cell>
          <table:table-cell table:style-name="ce1"/>
          <table:table-cell table:style-name="ce14" office:value-type="float" office:value="0.357913669064748" calcext:value-type="float">
            <text:p>0.3579</text:p>
          </table:table-cell>
          <table:table-cell table:style-name="ce24" table:formula="of:=IF([.L11]&lt;[.D11];&quot;OK&quot;; IF([.L11]=[.D11]; &quot;=&quot;; &quot;&quot;))">
            <text:p/>
          </table:table-cell>
          <table:table-cell table:number-columns-repeated="6"/>
          <table:table-cell table:style-name="ce25"/>
          <table:table-cell table:number-columns-repeated="16364"/>
        </table:table-row>
        <table:table-row table:style-name="ro1">
          <table:table-cell/>
          <table:table-cell table:style-name="ce4" office:value-type="string" calcext:value-type="string">
            <text:p>feat SpectralCrestFactor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.618705035971223" calcext:value-type="float">
            <text:p>0.6187</text:p>
          </table:table-cell>
          <table:table-cell/>
          <table:table-cell table:style-name="ce14" office:value-type="float" office:value="0.616906474820144" calcext:value-type="float">
            <text:p>0.6169</text:p>
          </table:table-cell>
          <table:table-cell table:style-name="ce19" table:formula="of:=IF([.F12]&lt;[.D12];&quot;OK&quot;; IF([.F12]=[.D12]; &quot;=&quot;; &quot;&quot;))" office:value-type="string" office:string-value="OK" calcext:value-type="string">
            <text:p>OK</text:p>
          </table:table-cell>
          <table:table-cell table:style-name="ce1"/>
          <table:table-cell table:style-name="ce21" office:value-type="float" office:value="0.618705035971223" calcext:value-type="float">
            <text:p>0.6187</text:p>
          </table:table-cell>
          <table:table-cell table:style-name="ce22" table:formula="of:=IF([.I12]&lt;[.D12];&quot;OK&quot;; IF([.I12]=[.D12]; &quot;=&quot;; &quot;&quot;))" office:value-type="string" office:string-value="=" calcext:value-type="string">
            <text:p>=</text:p>
          </table:table-cell>
          <table:table-cell table:style-name="ce1"/>
          <table:table-cell table:style-name="ce14" office:value-type="float" office:value="0.615107913669065" calcext:value-type="float">
            <text:p>0.6151</text:p>
          </table:table-cell>
          <table:table-cell table:style-name="ce24" table:formula="of:=IF([.L12]&lt;[.D12];&quot;OK&quot;; IF([.L12]=[.D12]; &quot;=&quot;; &quot;&quot;))" office:value-type="string" office:string-value="OK" calcext:value-type="string">
            <text:p>OK</text:p>
          </table:table-cell>
          <table:table-cell table:number-columns-repeated="6"/>
          <table:table-cell table:style-name="ce25"/>
          <table:table-cell table:number-columns-repeated="16364"/>
        </table:table-row>
        <table:table-row table:style-name="ro1">
          <table:table-cell/>
          <table:table-cell table:style-name="ce4" office:value-type="string" calcext:value-type="string">
            <text:p>feat SpectralDecrease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.444244604316547" calcext:value-type="float">
            <text:p>0.4442</text:p>
          </table:table-cell>
          <table:table-cell/>
          <table:table-cell table:style-name="ce14" office:value-type="float" office:value="0.444244604316547" calcext:value-type="float">
            <text:p>0.4442</text:p>
          </table:table-cell>
          <table:table-cell table:style-name="ce19" table:formula="of:=IF([.F13]&lt;[.D13];&quot;OK&quot;; IF([.F13]=[.D13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45863309352518" calcext:value-type="float">
            <text:p>0.4586</text:p>
          </table:table-cell>
          <table:table-cell table:style-name="ce22" table:formula="of:=IF([.I13]&lt;[.D13];&quot;OK&quot;; IF([.I13]=[.D13]; &quot;=&quot;; &quot;&quot;))">
            <text:p/>
          </table:table-cell>
          <table:table-cell table:style-name="ce1"/>
          <table:table-cell table:style-name="ce14" office:value-type="float" office:value="0.460431654676259" calcext:value-type="float">
            <text:p>0.4604</text:p>
          </table:table-cell>
          <table:table-cell table:style-name="ce24" table:formula="of:=IF([.L13]&lt;[.D13];&quot;OK&quot;; IF([.L13]=[.D13]; &quot;=&quot;; &quot;&quot;))">
            <text:p/>
          </table:table-cell>
          <table:table-cell table:number-columns-repeated="6"/>
          <table:table-cell table:style-name="ce25"/>
          <table:table-cell table:number-columns-repeated="16364"/>
        </table:table-row>
        <table:table-row table:style-name="ro1">
          <table:table-cell/>
          <table:table-cell table:style-name="ce4" office:value-type="string" calcext:value-type="string">
            <text:p>feat SpectralFlatness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.318345323741007" calcext:value-type="float">
            <text:p>0.3183</text:p>
          </table:table-cell>
          <table:table-cell/>
          <table:table-cell table:style-name="ce14" office:value-type="float" office:value="0.665467625899281" calcext:value-type="float">
            <text:p>0.6655</text:p>
          </table:table-cell>
          <table:table-cell table:style-name="ce19" table:formula="of:=IF([.F14]&lt;[.D14];&quot;OK&quot;; IF([.F14]=[.D14]; &quot;=&quot;; &quot;&quot;))">
            <text:p/>
          </table:table-cell>
          <table:table-cell table:style-name="ce1"/>
          <table:table-cell table:style-name="ce21" office:value-type="float" office:value="0.665467625899281" calcext:value-type="float">
            <text:p>0.6655</text:p>
          </table:table-cell>
          <table:table-cell table:style-name="ce22" table:formula="of:=IF([.I14]&lt;[.D14];&quot;OK&quot;; IF([.I14]=[.D14]; &quot;=&quot;; &quot;&quot;))">
            <text:p/>
          </table:table-cell>
          <table:table-cell table:style-name="ce1"/>
          <table:table-cell table:style-name="ce14" office:value-type="float" office:value="0.665467625899281" calcext:value-type="float">
            <text:p>0.6655</text:p>
          </table:table-cell>
          <table:table-cell table:style-name="ce24" table:formula="of:=IF([.L14]&lt;[.D14];&quot;OK&quot;; IF([.L14]=[.D14]; &quot;=&quot;; &quot;&quot;))">
            <text:p/>
          </table:table-cell>
          <table:table-cell table:number-columns-repeated="6"/>
          <table:table-cell table:style-name="ce25"/>
          <table:table-cell table:number-columns-repeated="16364"/>
        </table:table-row>
        <table:table-row table:style-name="ro1">
          <table:table-cell/>
          <table:table-cell table:style-name="ce4" office:value-type="string" calcext:value-type="string">
            <text:p>feat SpectralFlux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.559352517985611" calcext:value-type="float">
            <text:p>0.5594</text:p>
          </table:table-cell>
          <table:table-cell/>
          <table:table-cell table:style-name="ce14" office:value-type="float" office:value="0.559352517985611" calcext:value-type="float">
            <text:p>0.5594</text:p>
          </table:table-cell>
          <table:table-cell table:style-name="ce19" table:formula="of:=IF([.F15]&lt;[.D15];&quot;OK&quot;; IF([.F15]=[.D15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557553956834532" calcext:value-type="float">
            <text:p>0.5576</text:p>
          </table:table-cell>
          <table:table-cell table:style-name="ce22" table:formula="of:=IF([.I15]&lt;[.D15];&quot;OK&quot;; IF([.I15]=[.D15]; &quot;=&quot;; &quot;&quot;))" office:value-type="string" office:string-value="OK" calcext:value-type="string">
            <text:p>OK</text:p>
          </table:table-cell>
          <table:table-cell table:style-name="ce1"/>
          <table:table-cell table:style-name="ce14" office:value-type="float" office:value="0.557553956834532" calcext:value-type="float">
            <text:p>0.5576</text:p>
          </table:table-cell>
          <table:table-cell table:style-name="ce24" table:formula="of:=IF([.L15]&lt;[.D15];&quot;OK&quot;; IF([.L15]=[.D15]; &quot;=&quot;; &quot;&quot;))" office:value-type="string" office:string-value="OK" calcext:value-type="string">
            <text:p>OK</text:p>
          </table:table-cell>
          <table:table-cell table:number-columns-repeated="6"/>
          <table:table-cell table:style-name="ce25"/>
          <table:table-cell table:number-columns-repeated="16364"/>
        </table:table-row>
        <table:table-row table:style-name="ro1">
          <table:table-cell/>
          <table:table-cell table:style-name="ce4" office:value-type="string" calcext:value-type="string">
            <text:p>feat SpectralRolloff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.327338129496403" calcext:value-type="float">
            <text:p>0.3273</text:p>
          </table:table-cell>
          <table:table-cell/>
          <table:table-cell table:style-name="ce14" office:value-type="float" office:value="0.327338129496403" calcext:value-type="float">
            <text:p>0.3273</text:p>
          </table:table-cell>
          <table:table-cell table:style-name="ce19" table:formula="of:=IF([.F16]&lt;[.D16];&quot;OK&quot;; IF([.F16]=[.D16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325539568345324" calcext:value-type="float">
            <text:p>0.3255</text:p>
          </table:table-cell>
          <table:table-cell table:style-name="ce22" table:formula="of:=IF([.I16]&lt;[.D16];&quot;OK&quot;; IF([.I16]=[.D16]; &quot;=&quot;; &quot;&quot;))" office:value-type="string" office:string-value="OK" calcext:value-type="string">
            <text:p>OK</text:p>
          </table:table-cell>
          <table:table-cell table:style-name="ce1"/>
          <table:table-cell table:style-name="ce14" office:value-type="float" office:value="0.327338129496403" calcext:value-type="float">
            <text:p>0.3273</text:p>
          </table:table-cell>
          <table:table-cell table:style-name="ce24" table:formula="of:=IF([.L16]&lt;[.D16];&quot;OK&quot;; IF([.L16]=[.D16]; &quot;=&quot;; &quot;&quot;))" office:value-type="string" office:string-value="=" calcext:value-type="string">
            <text:p>=</text:p>
          </table:table-cell>
          <table:table-cell table:number-columns-repeated="6"/>
          <table:table-cell table:style-name="ce25"/>
          <table:table-cell table:number-columns-repeated="16364"/>
        </table:table-row>
        <table:table-row table:style-name="ro1">
          <table:table-cell/>
          <table:table-cell table:style-name="ce4" office:value-type="string" calcext:value-type="string">
            <text:p>feat SpectralSpread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.456834532374101" calcext:value-type="float">
            <text:p>0.4568</text:p>
          </table:table-cell>
          <table:table-cell/>
          <table:table-cell table:style-name="ce14" office:value-type="float" office:value="0.45863309352518" calcext:value-type="float">
            <text:p>0.4586</text:p>
          </table:table-cell>
          <table:table-cell table:style-name="ce19" table:formula="of:=IF([.F17]&lt;[.D17];&quot;OK&quot;; IF([.F17]=[.D17]; &quot;=&quot;; &quot;&quot;))">
            <text:p/>
          </table:table-cell>
          <table:table-cell table:style-name="ce1"/>
          <table:table-cell table:style-name="ce21" office:value-type="float" office:value="0.456834532374101" calcext:value-type="float">
            <text:p>0.4568</text:p>
          </table:table-cell>
          <table:table-cell table:style-name="ce22" table:formula="of:=IF([.I17]&lt;[.D17];&quot;OK&quot;; IF([.I17]=[.D17]; &quot;=&quot;; &quot;&quot;))" office:value-type="string" office:string-value="=" calcext:value-type="string">
            <text:p>=</text:p>
          </table:table-cell>
          <table:table-cell table:style-name="ce1"/>
          <table:table-cell table:style-name="ce14" office:value-type="float" office:value="0.460431654676259" calcext:value-type="float">
            <text:p>0.4604</text:p>
          </table:table-cell>
          <table:table-cell table:style-name="ce24" table:formula="of:=IF([.L17]&lt;[.D17];&quot;OK&quot;; IF([.L17]=[.D17]; &quot;=&quot;; &quot;&quot;))">
            <text:p/>
          </table:table-cell>
          <table:table-cell table:number-columns-repeated="6"/>
          <table:table-cell table:style-name="ce25"/>
          <table:table-cell table:number-columns-repeated="16364"/>
        </table:table-row>
        <table:table-row table:style-name="ro1">
          <table:table-cell/>
          <table:table-cell table:style-name="ce4" office:value-type="string" calcext:value-type="string">
            <text:p>feat SpectralTonalPowerRatio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.577338129496403" calcext:value-type="float">
            <text:p>0.5773</text:p>
          </table:table-cell>
          <table:table-cell/>
          <table:table-cell table:style-name="ce14" office:value-type="float" office:value="0.577338129496403" calcext:value-type="float">
            <text:p>0.5773</text:p>
          </table:table-cell>
          <table:table-cell table:style-name="ce19" table:formula="of:=IF([.F18]&lt;[.D18];&quot;OK&quot;; IF([.F18]=[.D18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577338129496403" calcext:value-type="float">
            <text:p>0.5773</text:p>
          </table:table-cell>
          <table:table-cell table:style-name="ce22" table:formula="of:=IF([.I18]&lt;[.D18];&quot;OK&quot;; IF([.I18]=[.D18]; &quot;=&quot;; &quot;&quot;))" office:value-type="string" office:string-value="=" calcext:value-type="string">
            <text:p>=</text:p>
          </table:table-cell>
          <table:table-cell table:style-name="ce1"/>
          <table:table-cell table:style-name="ce14" office:value-type="float" office:value="0.577338129496403" calcext:value-type="float">
            <text:p>0.5773</text:p>
          </table:table-cell>
          <table:table-cell table:style-name="ce24" table:formula="of:=IF([.L18]&lt;[.D18];&quot;OK&quot;; IF([.L18]=[.D18]; &quot;=&quot;; &quot;&quot;))" office:value-type="string" office:string-value="=" calcext:value-type="string">
            <text:p>=</text:p>
          </table:table-cell>
          <table:table-cell table:number-columns-repeated="6"/>
          <table:table-cell table:style-name="ce25"/>
          <table:table-cell table:number-columns-repeated="16364"/>
        </table:table-row>
        <table:table-row table:style-name="ro1">
          <table:table-cell/>
          <table:table-cell table:style-name="ce4" office:value-type="string" calcext:value-type="string">
            <text:p>feat TimeZeroCrossingRate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.404676258992806" calcext:value-type="float">
            <text:p>0.4047</text:p>
          </table:table-cell>
          <table:table-cell/>
          <table:table-cell table:style-name="ce14" office:value-type="float" office:value="0.404676258992806" calcext:value-type="float">
            <text:p>0.4047</text:p>
          </table:table-cell>
          <table:table-cell table:style-name="ce19" table:formula="of:=IF([.F19]&lt;[.D19];&quot;OK&quot;; IF([.F19]=[.D19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404676258992806" calcext:value-type="float">
            <text:p>0.4047</text:p>
          </table:table-cell>
          <table:table-cell table:style-name="ce22" table:formula="of:=IF([.I19]&lt;[.D19];&quot;OK&quot;; IF([.I19]=[.D19]; &quot;=&quot;; &quot;&quot;))" office:value-type="string" office:string-value="=" calcext:value-type="string">
            <text:p>=</text:p>
          </table:table-cell>
          <table:table-cell table:style-name="ce1"/>
          <table:table-cell table:style-name="ce14" office:value-type="float" office:value="0.404676258992806" calcext:value-type="float">
            <text:p>0.4047</text:p>
          </table:table-cell>
          <table:table-cell table:style-name="ce24" table:formula="of:=IF([.L19]&lt;[.D19];&quot;OK&quot;; IF([.L19]=[.D19]; &quot;=&quot;; &quot;&quot;))" office:value-type="string" office:string-value="=" calcext:value-type="string">
            <text:p>=</text:p>
          </table:table-cell>
          <table:table-cell table:number-columns-repeated="6"/>
          <table:table-cell table:style-name="ce25"/>
          <table:table-cell table:number-columns-repeated="16364"/>
        </table:table-row>
        <table:table-row table:style-name="ro1">
          <table:table-cell/>
          <table:table-cell table:style-name="ce4" office:value-type="string" calcext:value-type="string">
            <text:p>feat TimeAcfCoeff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.557553956834532" calcext:value-type="float">
            <text:p>0.5576</text:p>
          </table:table-cell>
          <table:table-cell/>
          <table:table-cell table:style-name="ce14" office:value-type="float" office:value="0.557553956834532" calcext:value-type="float">
            <text:p>0.5576</text:p>
          </table:table-cell>
          <table:table-cell table:style-name="ce19" table:formula="of:=IF([.F20]&lt;[.D20];&quot;OK&quot;; IF([.F20]=[.D20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557553956834532" calcext:value-type="float">
            <text:p>0.5576</text:p>
          </table:table-cell>
          <table:table-cell table:style-name="ce22" table:formula="of:=IF([.I20]&lt;[.D20];&quot;OK&quot;; IF([.I20]=[.D20]; &quot;=&quot;; &quot;&quot;))" office:value-type="string" office:string-value="=" calcext:value-type="string">
            <text:p>=</text:p>
          </table:table-cell>
          <table:table-cell table:style-name="ce1"/>
          <table:table-cell table:style-name="ce14" office:value-type="float" office:value="0.557553956834532" calcext:value-type="float">
            <text:p>0.5576</text:p>
          </table:table-cell>
          <table:table-cell table:style-name="ce24" table:formula="of:=IF([.L20]&lt;[.D20];&quot;OK&quot;; IF([.L20]=[.D20]; &quot;=&quot;; &quot;&quot;))" office:value-type="string" office:string-value="=" calcext:value-type="string">
            <text:p>=</text:p>
          </table:table-cell>
          <table:table-cell table:number-columns-repeated="6"/>
          <table:table-cell table:style-name="ce25"/>
          <table:table-cell table:number-columns-repeated="16364"/>
        </table:table-row>
        <table:table-row table:style-name="ro1">
          <table:table-cell/>
          <table:table-cell table:style-name="ce4" office:value-type="string" calcext:value-type="string">
            <text:p>feat TimeMaxAcf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.647482014388489" calcext:value-type="float">
            <text:p>0.6475</text:p>
          </table:table-cell>
          <table:table-cell/>
          <table:table-cell table:style-name="ce14" office:value-type="float" office:value="0.647482014388489" calcext:value-type="float">
            <text:p>0.6475</text:p>
          </table:table-cell>
          <table:table-cell table:style-name="ce19" table:formula="of:=IF([.F21]&lt;[.D21];&quot;OK&quot;; IF([.F21]=[.D21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647482014388489" calcext:value-type="float">
            <text:p>0.6475</text:p>
          </table:table-cell>
          <table:table-cell table:style-name="ce22" table:formula="of:=IF([.I21]&lt;[.D21];&quot;OK&quot;; IF([.I21]=[.D21]; &quot;=&quot;; &quot;&quot;))" office:value-type="string" office:string-value="=" calcext:value-type="string">
            <text:p>=</text:p>
          </table:table-cell>
          <table:table-cell table:style-name="ce1"/>
          <table:table-cell table:style-name="ce14" office:value-type="float" office:value="0.647482014388489" calcext:value-type="float">
            <text:p>0.6475</text:p>
          </table:table-cell>
          <table:table-cell table:style-name="ce24" table:formula="of:=IF([.L21]&lt;[.D21];&quot;OK&quot;; IF([.L21]=[.D21]; &quot;=&quot;; &quot;&quot;))" office:value-type="string" office:string-value="=" calcext:value-type="string">
            <text:p>=</text:p>
          </table:table-cell>
          <table:table-cell table:number-columns-repeated="6"/>
          <table:table-cell table:style-name="ce25"/>
          <table:table-cell table:number-columns-repeated="16364"/>
        </table:table-row>
        <table:table-row table:style-name="ro1">
          <table:table-cell/>
          <table:table-cell table:style-name="ce6" office:value-type="string" calcext:value-type="string">
            <text:p>conc feat all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0.0827338129496403" calcext:value-type="float">
            <text:p>0.0827</text:p>
          </table:table-cell>
          <table:table-cell/>
          <table:table-cell table:style-name="ce14" office:value-type="float" office:value="0.158273381294964" calcext:value-type="float">
            <text:p>0.1583</text:p>
          </table:table-cell>
          <table:table-cell table:style-name="ce19" table:formula="of:=IF([.F22]&lt;[.D22];&quot;OK&quot;; IF([.F22]=[.D22]; &quot;=&quot;; &quot;&quot;))">
            <text:p/>
          </table:table-cell>
          <table:table-cell table:style-name="ce1"/>
          <table:table-cell table:style-name="ce21" office:value-type="float" office:value="0.206834532374101" calcext:value-type="float">
            <text:p>0.2068</text:p>
          </table:table-cell>
          <table:table-cell table:style-name="ce22" table:formula="of:=IF([.I22]&lt;[.D22];&quot;OK&quot;; IF([.I22]=[.D22]; &quot;=&quot;; &quot;&quot;))">
            <text:p/>
          </table:table-cell>
          <table:table-cell table:style-name="ce1"/>
          <table:table-cell table:style-name="ce14" office:value-type="float" office:value="0.206834532374101" calcext:value-type="float">
            <text:p>0.2068</text:p>
          </table:table-cell>
          <table:table-cell table:style-name="ce24" table:formula="of:=IF([.L22]&lt;[.D22];&quot;OK&quot;; IF([.L22]=[.D22]; &quot;=&quot;; &quot;&quot;))">
            <text:p/>
          </table:table-cell>
          <table:table-cell table:number-columns-repeated="6"/>
          <table:table-cell table:style-name="ce25"/>
          <table:table-cell table:number-columns-repeated="16364"/>
        </table:table-row>
        <table:table-row table:style-name="ro1">
          <table:table-cell/>
          <table:table-cell table:style-name="ce4" office:value-type="string" calcext:value-type="string">
            <text:p>conc feat spectral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.197841726618705" calcext:value-type="float">
            <text:p>0.1978</text:p>
          </table:table-cell>
          <table:table-cell/>
          <table:table-cell table:style-name="ce14" office:value-type="float" office:value="0.197841726618705" calcext:value-type="float">
            <text:p>0.1978</text:p>
          </table:table-cell>
          <table:table-cell table:style-name="ce19" table:formula="of:=IF([.F23]&lt;[.D23];&quot;OK&quot;; IF([.F23]=[.D23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223021582733813" calcext:value-type="float">
            <text:p>0.2230</text:p>
          </table:table-cell>
          <table:table-cell table:style-name="ce22" table:formula="of:=IF([.I23]&lt;[.D23];&quot;OK&quot;; IF([.I23]=[.D23]; &quot;=&quot;; &quot;&quot;))">
            <text:p/>
          </table:table-cell>
          <table:table-cell table:style-name="ce1"/>
          <table:table-cell table:style-name="ce14" office:value-type="float" office:value="0.226618705035971" calcext:value-type="float">
            <text:p>0.2266</text:p>
          </table:table-cell>
          <table:table-cell table:style-name="ce24" table:formula="of:=IF([.L23]&lt;[.D23];&quot;OK&quot;; IF([.L23]=[.D23]; &quot;=&quot;; &quot;&quot;))">
            <text:p/>
          </table:table-cell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conc feat tonaless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.280575539568345" calcext:value-type="float">
            <text:p>0.2806</text:p>
          </table:table-cell>
          <table:table-cell/>
          <table:table-cell table:style-name="ce14" office:value-type="float" office:value="0.537769784172662" calcext:value-type="float">
            <text:p>0.5378</text:p>
          </table:table-cell>
          <table:table-cell table:style-name="ce19" table:formula="of:=IF([.F24]&lt;[.D24];&quot;OK&quot;; IF([.F24]=[.D24]; &quot;=&quot;; &quot;&quot;))">
            <text:p/>
          </table:table-cell>
          <table:table-cell table:style-name="ce1"/>
          <table:table-cell table:style-name="ce21" office:value-type="float" office:value="0.532374100719424" calcext:value-type="float">
            <text:p>0.5324</text:p>
          </table:table-cell>
          <table:table-cell table:style-name="ce22" table:formula="of:=IF([.I24]&lt;[.D24];&quot;OK&quot;; IF([.I24]=[.D24]; &quot;=&quot;; &quot;&quot;))">
            <text:p/>
          </table:table-cell>
          <table:table-cell table:style-name="ce1"/>
          <table:table-cell table:style-name="ce14" office:value-type="float" office:value="0.532374100719424" calcext:value-type="float">
            <text:p>0.5324</text:p>
          </table:table-cell>
          <table:table-cell table:style-name="ce24" table:formula="of:=IF([.L24]&lt;[.D24];&quot;OK&quot;; IF([.L24]=[.D24]; &quot;=&quot;; &quot;&quot;))">
            <text:p/>
          </table:table-cell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conc feat time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.239208633093525" calcext:value-type="float">
            <text:p>0.2392</text:p>
          </table:table-cell>
          <table:table-cell/>
          <table:table-cell table:style-name="ce14" office:value-type="float" office:value="0.239208633093525" calcext:value-type="float">
            <text:p>0.2392</text:p>
          </table:table-cell>
          <table:table-cell table:style-name="ce19" table:formula="of:=IF([.F25]&lt;[.D25];&quot;OK&quot;; IF([.F25]=[.D25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239208633093525" calcext:value-type="float">
            <text:p>0.2392</text:p>
          </table:table-cell>
          <table:table-cell table:style-name="ce22" table:formula="of:=IF([.I25]&lt;[.D25];&quot;OK&quot;; IF([.I25]=[.D25]; &quot;=&quot;; &quot;&quot;))" office:value-type="string" office:string-value="=" calcext:value-type="string">
            <text:p>=</text:p>
          </table:table-cell>
          <table:table-cell table:style-name="ce1"/>
          <table:table-cell table:style-name="ce14" office:value-type="float" office:value="0.239208633093525" calcext:value-type="float">
            <text:p>0.2392</text:p>
          </table:table-cell>
          <table:table-cell table:style-name="ce24" table:formula="of:=IF([.L25]&lt;[.D25];&quot;OK&quot;; IF([.L25]=[.D25]; &quot;=&quot;; &quot;&quot;))" office:value-type="string" office:string-value="=" calcext:value-type="string">
            <text:p>=</text:p>
          </table:table-cell>
          <table:table-cell table:number-columns-repeated="16371"/>
        </table:table-row>
        <table:table-row table:style-name="ro1">
          <table:table-cell/>
          <table:table-cell table:style-name="ce7" office:value-type="string" calcext:value-type="string">
            <text:p>conc avg feat all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0683453237410072" calcext:value-type="float">
            <text:p>0.0683</text:p>
          </table:table-cell>
          <table:table-cell/>
          <table:table-cell table:style-name="ce14" office:value-type="float" office:value="0.0953237410071942" calcext:value-type="float">
            <text:p>0.0953</text:p>
          </table:table-cell>
          <table:table-cell table:style-name="ce19" table:formula="of:=IF([.F26]&lt;[.D26];&quot;OK&quot;; IF([.F26]=[.D26]; &quot;=&quot;; &quot;&quot;))">
            <text:p/>
          </table:table-cell>
          <table:table-cell table:style-name="ce1"/>
          <table:table-cell table:style-name="ce21" office:value-type="float" office:value="0.127697841726619" calcext:value-type="float">
            <text:p>0.1277</text:p>
          </table:table-cell>
          <table:table-cell table:style-name="ce22" table:formula="of:=IF([.I26]&lt;[.D26];&quot;OK&quot;; IF([.I26]=[.D26]; &quot;=&quot;; &quot;&quot;))">
            <text:p/>
          </table:table-cell>
          <table:table-cell table:style-name="ce1"/>
          <table:table-cell table:style-name="ce14" office:value-type="float" office:value="0.127697841726619" calcext:value-type="float">
            <text:p>0.1277</text:p>
          </table:table-cell>
          <table:table-cell table:style-name="ce24" table:formula="of:=IF([.L26]&lt;[.D26];&quot;OK&quot;; IF([.L26]=[.D26]; &quot;=&quot;; &quot;&quot;))">
            <text:p/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onc avg feat spectral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.172661870503597" calcext:value-type="float">
            <text:p>0.1727</text:p>
          </table:table-cell>
          <table:table-cell/>
          <table:table-cell table:style-name="ce14" office:value-type="float" office:value="0.172661870503597" calcext:value-type="float">
            <text:p>0.1727</text:p>
          </table:table-cell>
          <table:table-cell table:style-name="ce19" table:formula="of:=IF([.F27]&lt;[.D27];&quot;OK&quot;; IF([.F27]=[.D27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212230215827338" calcext:value-type="float">
            <text:p>0.2122</text:p>
          </table:table-cell>
          <table:table-cell table:style-name="ce22" table:formula="of:=IF([.I27]&lt;[.D27];&quot;OK&quot;; IF([.I27]=[.D27]; &quot;=&quot;; &quot;&quot;))">
            <text:p/>
          </table:table-cell>
          <table:table-cell table:style-name="ce1"/>
          <table:table-cell table:style-name="ce14" office:value-type="float" office:value="0.212230215827338" calcext:value-type="float">
            <text:p>0.2122</text:p>
          </table:table-cell>
          <table:table-cell table:style-name="ce24" table:formula="of:=IF([.L27]&lt;[.D27];&quot;OK&quot;; IF([.L27]=[.D27]; &quot;=&quot;; &quot;&quot;))">
            <text:p/>
          </table:table-cell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conc avg feat tonaless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.210431654676259" calcext:value-type="float">
            <text:p>0.2104</text:p>
          </table:table-cell>
          <table:table-cell/>
          <table:table-cell table:style-name="ce14" office:value-type="float" office:value="0.446043165467626" calcext:value-type="float">
            <text:p>0.4460</text:p>
          </table:table-cell>
          <table:table-cell table:style-name="ce19" table:formula="of:=IF([.F28]&lt;[.D28];&quot;OK&quot;; IF([.F28]=[.D28]; &quot;=&quot;; &quot;&quot;))">
            <text:p/>
          </table:table-cell>
          <table:table-cell table:style-name="ce1"/>
          <table:table-cell table:style-name="ce21" office:value-type="float" office:value="0.446043165467626" calcext:value-type="float">
            <text:p>0.4460</text:p>
          </table:table-cell>
          <table:table-cell table:style-name="ce22" table:formula="of:=IF([.I28]&lt;[.D28];&quot;OK&quot;; IF([.I28]=[.D28]; &quot;=&quot;; &quot;&quot;))">
            <text:p/>
          </table:table-cell>
          <table:table-cell table:style-name="ce1"/>
          <table:table-cell table:style-name="ce14" office:value-type="float" office:value="0.451438848920863" calcext:value-type="float">
            <text:p>0.4514</text:p>
          </table:table-cell>
          <table:table-cell table:style-name="ce24" table:formula="of:=IF([.L28]&lt;[.D28];&quot;OK&quot;; IF([.L28]=[.D28]; &quot;=&quot;; &quot;&quot;))">
            <text:p/>
          </table:table-cell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conc avg feat time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.199640287769784" calcext:value-type="float">
            <text:p>0.1996</text:p>
          </table:table-cell>
          <table:table-cell/>
          <table:table-cell table:style-name="ce14" office:value-type="float" office:value="0.199640287769784" calcext:value-type="float">
            <text:p>0.1996</text:p>
          </table:table-cell>
          <table:table-cell table:style-name="ce19" table:formula="of:=IF([.F29]&lt;[.D29];&quot;OK&quot;; IF([.F29]=[.D29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199640287769784" calcext:value-type="float">
            <text:p>0.1996</text:p>
          </table:table-cell>
          <table:table-cell table:style-name="ce22" table:formula="of:=IF([.I29]&lt;[.D29];&quot;OK&quot;; IF([.I29]=[.D29]; &quot;=&quot;; &quot;&quot;))" office:value-type="string" office:string-value="=" calcext:value-type="string">
            <text:p>=</text:p>
          </table:table-cell>
          <table:table-cell table:style-name="ce1"/>
          <table:table-cell table:style-name="ce14" office:value-type="float" office:value="0.199640287769784" calcext:value-type="float">
            <text:p>0.1996</text:p>
          </table:table-cell>
          <table:table-cell table:style-name="ce24" table:formula="of:=IF([.L29]&lt;[.D29];&quot;OK&quot;; IF([.L29]=[.D29]; &quot;=&quot;; &quot;&quot;))" office:value-type="string" office:string-value="=" calcext:value-type="string">
            <text:p>=</text:p>
          </table:table-cell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feat SpectralCentroid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.356115107913669" calcext:value-type="float">
            <text:p>0.3561</text:p>
          </table:table-cell>
          <table:table-cell/>
          <table:table-cell table:style-name="ce14" office:value-type="float" office:value="0.356115107913669" calcext:value-type="float">
            <text:p>0.3561</text:p>
          </table:table-cell>
          <table:table-cell table:style-name="ce19" table:formula="of:=IF([.F30]&lt;[.D30];&quot;OK&quot;; IF([.F30]=[.D30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35431654676259" calcext:value-type="float">
            <text:p>0.3543</text:p>
          </table:table-cell>
          <table:table-cell table:style-name="ce22" table:formula="of:=IF([.I30]&lt;[.D30];&quot;OK&quot;; IF([.I30]=[.D30]; &quot;=&quot;; &quot;&quot;))" office:value-type="string" office:string-value="OK" calcext:value-type="string">
            <text:p>OK</text:p>
          </table:table-cell>
          <table:table-cell table:style-name="ce1"/>
          <table:table-cell table:style-name="ce14" office:value-type="float" office:value="0.35431654676259" calcext:value-type="float">
            <text:p>0.3543</text:p>
          </table:table-cell>
          <table:table-cell table:style-name="ce24" table:formula="of:=IF([.L30]&lt;[.D30];&quot;OK&quot;; IF([.L30]=[.D30]; &quot;=&quot;; &quot;&quot;))" office:value-type="string" office:string-value="OK" calcext:value-type="string">
            <text:p>OK</text:p>
          </table:table-cell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feat SpectralCrestFactor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.627697841726619" calcext:value-type="float">
            <text:p>0.6277</text:p>
          </table:table-cell>
          <table:table-cell/>
          <table:table-cell table:style-name="ce14" office:value-type="float" office:value="0.629496402877698" calcext:value-type="float">
            <text:p>0.6295</text:p>
          </table:table-cell>
          <table:table-cell table:style-name="ce19" table:formula="of:=IF([.F31]&lt;[.D31];&quot;OK&quot;; IF([.F31]=[.D31]; &quot;=&quot;; &quot;&quot;))">
            <text:p/>
          </table:table-cell>
          <table:table-cell table:style-name="ce1"/>
          <table:table-cell table:style-name="ce21" office:value-type="float" office:value="0.627697841726619" calcext:value-type="float">
            <text:p>0.6277</text:p>
          </table:table-cell>
          <table:table-cell table:style-name="ce22" table:formula="of:=IF([.I31]&lt;[.D31];&quot;OK&quot;; IF([.I31]=[.D31]; &quot;=&quot;; &quot;&quot;))" office:value-type="string" office:string-value="=" calcext:value-type="string">
            <text:p>=</text:p>
          </table:table-cell>
          <table:table-cell table:style-name="ce1"/>
          <table:table-cell table:style-name="ce14" office:value-type="float" office:value="0.627697841726619" calcext:value-type="float">
            <text:p>0.6277</text:p>
          </table:table-cell>
          <table:table-cell table:style-name="ce24" table:formula="of:=IF([.L31]&lt;[.D31];&quot;OK&quot;; IF([.L31]=[.D31]; &quot;=&quot;; &quot;&quot;))" office:value-type="string" office:string-value="=" calcext:value-type="string">
            <text:p>=</text:p>
          </table:table-cell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feat SpectralDecrease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.494604316546763" calcext:value-type="float">
            <text:p>0.4946</text:p>
          </table:table-cell>
          <table:table-cell/>
          <table:table-cell table:style-name="ce14" office:value-type="float" office:value="0.494604316546763" calcext:value-type="float">
            <text:p>0.4946</text:p>
          </table:table-cell>
          <table:table-cell table:style-name="ce19" table:formula="of:=IF([.F32]&lt;[.D32];&quot;OK&quot;; IF([.F32]=[.D32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464028776978417" calcext:value-type="float">
            <text:p>0.4640</text:p>
          </table:table-cell>
          <table:table-cell table:style-name="ce22" table:formula="of:=IF([.I32]&lt;[.D32];&quot;OK&quot;; IF([.I32]=[.D32]; &quot;=&quot;; &quot;&quot;))" office:value-type="string" office:string-value="OK" calcext:value-type="string">
            <text:p>OK</text:p>
          </table:table-cell>
          <table:table-cell table:style-name="ce1"/>
          <table:table-cell table:style-name="ce14" office:value-type="float" office:value="0.464028776978417" calcext:value-type="float">
            <text:p>0.4640</text:p>
          </table:table-cell>
          <table:table-cell table:style-name="ce24" table:formula="of:=IF([.L32]&lt;[.D32];&quot;OK&quot;; IF([.L32]=[.D32]; &quot;=&quot;; &quot;&quot;))" office:value-type="string" office:string-value="OK" calcext:value-type="string">
            <text:p>OK</text:p>
          </table:table-cell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feat SpectralFlatness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.318345323741007" calcext:value-type="float">
            <text:p>0.3183</text:p>
          </table:table-cell>
          <table:table-cell/>
          <table:table-cell table:style-name="ce14" office:value-type="float" office:value="0.665467625899281" calcext:value-type="float">
            <text:p>0.6655</text:p>
          </table:table-cell>
          <table:table-cell table:style-name="ce19" table:formula="of:=IF([.F33]&lt;[.D33];&quot;OK&quot;; IF([.F33]=[.D33]; &quot;=&quot;; &quot;&quot;))">
            <text:p/>
          </table:table-cell>
          <table:table-cell table:style-name="ce1"/>
          <table:table-cell table:style-name="ce21" office:value-type="float" office:value="0.665467625899281" calcext:value-type="float">
            <text:p>0.6655</text:p>
          </table:table-cell>
          <table:table-cell table:style-name="ce22" table:formula="of:=IF([.I33]&lt;[.D33];&quot;OK&quot;; IF([.I33]=[.D33]; &quot;=&quot;; &quot;&quot;))">
            <text:p/>
          </table:table-cell>
          <table:table-cell table:style-name="ce1"/>
          <table:table-cell table:style-name="ce14" office:value-type="float" office:value="0.665467625899281" calcext:value-type="float">
            <text:p>0.6655</text:p>
          </table:table-cell>
          <table:table-cell table:style-name="ce24" table:formula="of:=IF([.L33]&lt;[.D33];&quot;OK&quot;; IF([.L33]=[.D33]; &quot;=&quot;; &quot;&quot;))">
            <text:p/>
          </table:table-cell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feat SpectralFlux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.557553956834532" calcext:value-type="float">
            <text:p>0.5576</text:p>
          </table:table-cell>
          <table:table-cell/>
          <table:table-cell table:style-name="ce14" office:value-type="float" office:value="0.555755395683453" calcext:value-type="float">
            <text:p>0.5558</text:p>
          </table:table-cell>
          <table:table-cell table:style-name="ce19" table:formula="of:=IF([.F34]&lt;[.D34];&quot;OK&quot;; IF([.F34]=[.D34]; &quot;=&quot;; &quot;&quot;))" office:value-type="string" office:string-value="OK" calcext:value-type="string">
            <text:p>OK</text:p>
          </table:table-cell>
          <table:table-cell table:style-name="ce1"/>
          <table:table-cell table:style-name="ce21" office:value-type="float" office:value="0.557553956834532" calcext:value-type="float">
            <text:p>0.5576</text:p>
          </table:table-cell>
          <table:table-cell table:style-name="ce22" table:formula="of:=IF([.I34]&lt;[.D34];&quot;OK&quot;; IF([.I34]=[.D34]; &quot;=&quot;; &quot;&quot;))" office:value-type="string" office:string-value="=" calcext:value-type="string">
            <text:p>=</text:p>
          </table:table-cell>
          <table:table-cell table:style-name="ce1"/>
          <table:table-cell table:style-name="ce14" office:value-type="float" office:value="0.557553956834532" calcext:value-type="float">
            <text:p>0.5576</text:p>
          </table:table-cell>
          <table:table-cell table:style-name="ce24" table:formula="of:=IF([.L34]&lt;[.D34];&quot;OK&quot;; IF([.L34]=[.D34]; &quot;=&quot;; &quot;&quot;))" office:value-type="string" office:string-value="=" calcext:value-type="string">
            <text:p>=</text:p>
          </table:table-cell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feat SpectralRolloff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.321942446043165" calcext:value-type="float">
            <text:p>0.3219</text:p>
          </table:table-cell>
          <table:table-cell/>
          <table:table-cell table:style-name="ce14" office:value-type="float" office:value="0.321942446043165" calcext:value-type="float">
            <text:p>0.3219</text:p>
          </table:table-cell>
          <table:table-cell table:style-name="ce19" table:formula="of:=IF([.F35]&lt;[.D35];&quot;OK&quot;; IF([.F35]=[.D35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320143884892086" calcext:value-type="float">
            <text:p>0.3201</text:p>
          </table:table-cell>
          <table:table-cell table:style-name="ce22" table:formula="of:=IF([.I35]&lt;[.D35];&quot;OK&quot;; IF([.I35]=[.D35]; &quot;=&quot;; &quot;&quot;))" office:value-type="string" office:string-value="OK" calcext:value-type="string">
            <text:p>OK</text:p>
          </table:table-cell>
          <table:table-cell table:style-name="ce1"/>
          <table:table-cell table:style-name="ce14" office:value-type="float" office:value="0.318345323741007" calcext:value-type="float">
            <text:p>0.3183</text:p>
          </table:table-cell>
          <table:table-cell table:style-name="ce24" table:formula="of:=IF([.L35]&lt;[.D35];&quot;OK&quot;; IF([.L35]=[.D35]; &quot;=&quot;; &quot;&quot;))" office:value-type="string" office:string-value="OK" calcext:value-type="string">
            <text:p>OK</text:p>
          </table:table-cell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feat SpectralSpread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.451438848920863" calcext:value-type="float">
            <text:p>0.4514</text:p>
          </table:table-cell>
          <table:table-cell/>
          <table:table-cell table:style-name="ce14" office:value-type="float" office:value="0.453237410071942" calcext:value-type="float">
            <text:p>0.4532</text:p>
          </table:table-cell>
          <table:table-cell table:style-name="ce19" table:formula="of:=IF([.F36]&lt;[.D36];&quot;OK&quot;; IF([.F36]=[.D36]; &quot;=&quot;; &quot;&quot;))">
            <text:p/>
          </table:table-cell>
          <table:table-cell table:style-name="ce1"/>
          <table:table-cell table:style-name="ce21" office:value-type="float" office:value="0.453237410071942" calcext:value-type="float">
            <text:p>0.4532</text:p>
          </table:table-cell>
          <table:table-cell table:style-name="ce22" table:formula="of:=IF([.I36]&lt;[.D36];&quot;OK&quot;; IF([.I36]=[.D36]; &quot;=&quot;; &quot;&quot;))">
            <text:p/>
          </table:table-cell>
          <table:table-cell table:style-name="ce1"/>
          <table:table-cell table:style-name="ce14" office:value-type="float" office:value="0.455035971223022" calcext:value-type="float">
            <text:p>0.4550</text:p>
          </table:table-cell>
          <table:table-cell table:style-name="ce24" table:formula="of:=IF([.L36]&lt;[.D36];&quot;OK&quot;; IF([.L36]=[.D36]; &quot;=&quot;; &quot;&quot;))">
            <text:p/>
          </table:table-cell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feat SpectralTonalPowerRatio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.571942446043165" calcext:value-type="float">
            <text:p>0.5719</text:p>
          </table:table-cell>
          <table:table-cell/>
          <table:table-cell table:style-name="ce14" office:value-type="float" office:value="0.571942446043165" calcext:value-type="float">
            <text:p>0.5719</text:p>
          </table:table-cell>
          <table:table-cell table:style-name="ce19" table:formula="of:=IF([.F37]&lt;[.D37];&quot;OK&quot;; IF([.F37]=[.D37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571942446043165" calcext:value-type="float">
            <text:p>0.5719</text:p>
          </table:table-cell>
          <table:table-cell table:style-name="ce22" table:formula="of:=IF([.I37]&lt;[.D37];&quot;OK&quot;; IF([.I37]=[.D37]; &quot;=&quot;; &quot;&quot;))" office:value-type="string" office:string-value="=" calcext:value-type="string">
            <text:p>=</text:p>
          </table:table-cell>
          <table:table-cell table:style-name="ce1"/>
          <table:table-cell table:style-name="ce14" office:value-type="float" office:value="0.571942446043165" calcext:value-type="float">
            <text:p>0.5719</text:p>
          </table:table-cell>
          <table:table-cell table:style-name="ce24" table:formula="of:=IF([.L37]&lt;[.D37];&quot;OK&quot;; IF([.L37]=[.D37]; &quot;=&quot;; &quot;&quot;))" office:value-type="string" office:string-value="=" calcext:value-type="string">
            <text:p>=</text:p>
          </table:table-cell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feat TimeZeroCrossingRate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.397482014388489" calcext:value-type="float">
            <text:p>0.3975</text:p>
          </table:table-cell>
          <table:table-cell/>
          <table:table-cell table:style-name="ce14" office:value-type="float" office:value="0.397482014388489" calcext:value-type="float">
            <text:p>0.3975</text:p>
          </table:table-cell>
          <table:table-cell table:style-name="ce19" table:formula="of:=IF([.F38]&lt;[.D38];&quot;OK&quot;; IF([.F38]=[.D38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397482014388489" calcext:value-type="float">
            <text:p>0.3975</text:p>
          </table:table-cell>
          <table:table-cell table:style-name="ce22" table:formula="of:=IF([.I38]&lt;[.D38];&quot;OK&quot;; IF([.I38]=[.D38]; &quot;=&quot;; &quot;&quot;))" office:value-type="string" office:string-value="=" calcext:value-type="string">
            <text:p>=</text:p>
          </table:table-cell>
          <table:table-cell table:style-name="ce1"/>
          <table:table-cell table:style-name="ce14" office:value-type="float" office:value="0.397482014388489" calcext:value-type="float">
            <text:p>0.3975</text:p>
          </table:table-cell>
          <table:table-cell table:style-name="ce24" table:formula="of:=IF([.L38]&lt;[.D38];&quot;OK&quot;; IF([.L38]=[.D38]; &quot;=&quot;; &quot;&quot;))" office:value-type="string" office:string-value="=" calcext:value-type="string">
            <text:p>=</text:p>
          </table:table-cell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feat TimeAcfCoeff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.56294964028777" calcext:value-type="float">
            <text:p>0.5629</text:p>
          </table:table-cell>
          <table:table-cell/>
          <table:table-cell table:style-name="ce14" office:value-type="float" office:value="0.56294964028777" calcext:value-type="float">
            <text:p>0.5629</text:p>
          </table:table-cell>
          <table:table-cell table:style-name="ce19" table:formula="of:=IF([.F39]&lt;[.D39];&quot;OK&quot;; IF([.F39]=[.D39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56294964028777" calcext:value-type="float">
            <text:p>0.5629</text:p>
          </table:table-cell>
          <table:table-cell table:style-name="ce22" table:formula="of:=IF([.I39]&lt;[.D39];&quot;OK&quot;; IF([.I39]=[.D39]; &quot;=&quot;; &quot;&quot;))" office:value-type="string" office:string-value="=" calcext:value-type="string">
            <text:p>=</text:p>
          </table:table-cell>
          <table:table-cell table:style-name="ce1"/>
          <table:table-cell table:style-name="ce14" office:value-type="float" office:value="0.56294964028777" calcext:value-type="float">
            <text:p>0.5629</text:p>
          </table:table-cell>
          <table:table-cell table:style-name="ce24" table:formula="of:=IF([.L39]&lt;[.D39];&quot;OK&quot;; IF([.L39]=[.D39]; &quot;=&quot;; &quot;&quot;))" office:value-type="string" office:string-value="=" calcext:value-type="string">
            <text:p>=</text:p>
          </table:table-cell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feat TimeMaxAcf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.643884892086331" calcext:value-type="float">
            <text:p>0.6439</text:p>
          </table:table-cell>
          <table:table-cell/>
          <table:table-cell table:style-name="ce14" office:value-type="float" office:value="0.643884892086331" calcext:value-type="float">
            <text:p>0.6439</text:p>
          </table:table-cell>
          <table:table-cell table:style-name="ce19" table:formula="of:=IF([.F40]&lt;[.D40];&quot;OK&quot;; IF([.F40]=[.D40]; &quot;=&quot;; &quot;&quot;))" office:value-type="string" office:string-value="=" calcext:value-type="string">
            <text:p>=</text:p>
          </table:table-cell>
          <table:table-cell table:style-name="ce1"/>
          <table:table-cell table:style-name="ce21" office:value-type="float" office:value="0.643884892086331" calcext:value-type="float">
            <text:p>0.6439</text:p>
          </table:table-cell>
          <table:table-cell table:style-name="ce22" table:formula="of:=IF([.I40]&lt;[.D40];&quot;OK&quot;; IF([.I40]=[.D40]; &quot;=&quot;; &quot;&quot;))" office:value-type="string" office:string-value="=" calcext:value-type="string">
            <text:p>=</text:p>
          </table:table-cell>
          <table:table-cell table:style-name="ce1"/>
          <table:table-cell table:style-name="ce14" office:value-type="float" office:value="0.643884892086331" calcext:value-type="float">
            <text:p>0.6439</text:p>
          </table:table-cell>
          <table:table-cell table:style-name="ce24" table:formula="of:=IF([.L40]&lt;[.D40];&quot;OK&quot;; IF([.L40]=[.D40]; &quot;=&quot;; &quot;&quot;))" office:value-type="string" office:string-value="=" calcext:value-type="string">
            <text:p>=</text:p>
          </table:table-cell>
          <table:table-cell table:number-columns-repeated="16371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result_best_filters_0Xsec.L3:result_best_filters_0Xsec.M40 result_best_filters_0Xsec.C3:result_best_filters_0Xsec.C25 result_best_filters_0Xsec.C27:result_best_filters_0Xsec.C40 result_best_filters_0Xsec.D3:result_best_filters_0Xsec.D40 result_best_filters_0Xsec.F3:result_best_filters_0Xsec.G40">
            <calcext:condition calcext:apply-style-name="Good" calcext:value="=&quot;OK&quot;" calcext:base-cell-address="result_best_filters_0Xsec.C3"/>
          </calcext:conditional-format>
          <calcext:conditional-format calcext:target-range-address="result_best_filters_0Xsec.L3:result_best_filters_0Xsec.M40 result_best_filters_0Xsec.C3:result_best_filters_0Xsec.C25 result_best_filters_0Xsec.C27:result_best_filters_0Xsec.C40 result_best_filters_0Xsec.D3:result_best_filters_0Xsec.D40 result_best_filters_0Xsec.F3:result_best_filters_0Xsec.G40">
            <calcext:condition calcext:apply-style-name="Neutral" calcext:value="=&quot;=&quot;" calcext:base-cell-address="result_best_filters_0Xsec.C3"/>
          </calcext:conditional-format>
          <calcext:conditional-format calcext:target-range-address="result_best_filters_0Xsec.L3:result_best_filters_0Xsec.M40 result_best_filters_0Xsec.C3:result_best_filters_0Xsec.D40 result_best_filters_0Xsec.F3:result_best_filters_0Xsec.G40">
            <calcext:condition calcext:apply-style-name="Bad" calcext:value="=&quot;&quot;" calcext:base-cell-address="result_best_filters_0Xsec.C3"/>
          </calcext:conditional-format>
          <calcext:conditional-format calcext:target-range-address="result_best_filters_0Xsec.I3:result_best_filters_0Xsec.J40">
            <calcext:condition calcext:apply-style-name="Good" calcext:value="=&quot;OK&quot;" calcext:base-cell-address="result_best_filters_0Xsec.I3"/>
          </calcext:conditional-format>
          <calcext:conditional-format calcext:target-range-address="result_best_filters_0Xsec.I3:result_best_filters_0Xsec.J40">
            <calcext:condition calcext:apply-style-name="Neutral" calcext:value="=&quot;=&quot;" calcext:base-cell-address="result_best_filters_0Xsec.I3"/>
          </calcext:conditional-format>
          <calcext:conditional-format calcext:target-range-address="result_best_filters_0Xsec.I3:result_best_filters_0Xsec.J40">
            <calcext:condition calcext:apply-style-name="Bad" calcext:value="=&quot;&quot;" calcext:base-cell-address="result_best_filters_0Xsec.I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1T11:57:18.007100625</dc:date>
    <meta:editing-duration>PT25M12S</meta:editing-duration>
    <meta:editing-cycles>13</meta:editing-cycles>
    <meta:generator>LibreOffice/24.2.3.2$Linux_X86_64 LibreOffice_project/420$Build-2</meta:generator>
    <meta:document-statistic meta:table-count="1" meta:cell-count="348" meta:object-count="0"/>
  </office:meta>
</office:document-meta>
</file>